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453.51pt" svg:height="255.09pt" svg:x="266.66pt" svg:y="13.38pt">
            <draw:object draw:notify-on-update-of-ranges="Sheet2.A2:Sheet2.A10 Sheet2.B2:Sheet2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82.5" calcext:value-type="float">
            <text:p>38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formula="of:=0.105/0.05" office:value-type="float" office:value="2.1" calcext:value-type="float">
            <text:p>2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1:48:26.385756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9:55:13.541617475</meta:creation-date>
    <dc:date>2020-10-31T11:59:29.894100290</dc:date>
    <meta:editing-duration>PT13M27S</meta:editing-duration>
    <meta:editing-cycles>3</meta:editing-cycles>
    <meta:generator>LibreOffice/6.0.7.3$Linux_X86_64 LibreOffice_project/00m0$Build-3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2:Sheet2.B10" svg:x="0.32cm" svg:y="0.18cm" svg:width="12.508cm" svg:height="8.64cm">
          <chartooo:coordinate-region svg:x="1.312cm" svg:y="0.379cm" svg:width="11.2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0" chart:class="chart:scatter">
            <chart:domain table:cell-range-address="Sheet2.A2:Sheet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0</svg:desc>
                </draw:g>
              </table:table-cell>
              <table:table-cell office:value-type="float" office:value="42.4">
                <text:p>42.4</text:p>
                <draw:g>
                  <svg:desc>Sheet2.B2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2">
                <text:p>41.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3">
                <text:p>89.3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.2">
                <text:p>105.2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3">
                <text:p>126.3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.5">
                <text:p>149.5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.4">
                <text:p>301.4</text:p>
              </table:table-cell>
              <table:table-cell office:value-type="float" office:value="3767">
                <text:p>3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